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arial" svg:font-family="arial" style:font-adornments="Gras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Text_20_body">
      <style:text-properties officeooo:rsid="00140775" officeooo:paragraph-rsid="00140775"/>
    </style:style>
    <style:style style:name="P2" style:family="paragraph" style:parent-style-name="Text_20_body">
      <style:text-properties officeooo:rsid="0046c9fd" officeooo:paragraph-rsid="0046c9fd"/>
    </style:style>
    <style:style style:name="P3" style:family="paragraph" style:parent-style-name="Text_20_body">
      <style:text-properties officeooo:paragraph-rsid="0046c9fd"/>
    </style:style>
    <style:style style:name="P4" style:family="paragraph" style:parent-style-name="Text_20_body">
      <style:text-properties officeooo:rsid="00493398" officeooo:paragraph-rsid="00493398"/>
    </style:style>
    <style:style style:name="P5" style:family="paragraph" style:parent-style-name="Text_20_body">
      <style:text-properties officeooo:rsid="004a9aeb" officeooo:paragraph-rsid="004a9aeb"/>
    </style:style>
    <style:style style:name="P6" style:family="paragraph" style:parent-style-name="Text_20_body">
      <style:text-properties officeooo:paragraph-rsid="004bd3d8"/>
    </style:style>
    <style:style style:name="P7" style:family="paragraph" style:parent-style-name="Text_20_body">
      <style:text-properties officeooo:rsid="004fea2b" officeooo:paragraph-rsid="004fea2b"/>
    </style:style>
    <style:style style:name="P8" style:family="paragraph" style:parent-style-name="exemple">
      <style:text-properties style:text-underline-style="none" fo:font-weight="bold" style:font-weight-asian="bold" style:font-weight-complex="bold"/>
    </style:style>
    <style:style style:name="P9" style:family="paragraph" style:parent-style-name="exemple">
      <style:text-properties style:text-underline-style="none" fo:font-weight="bold" officeooo:paragraph-rsid="0044bb8b" style:font-weight-asian="bold" style:font-weight-complex="bold"/>
    </style:style>
    <style:style style:name="P10" style:family="paragraph" style:parent-style-name="Text_20_body">
      <style:text-properties style:text-underline-style="none" fo:font-weight="normal" officeooo:paragraph-rsid="004a9aeb" style:font-weight-asian="normal" style:font-weight-complex="normal"/>
    </style:style>
    <style:style style:name="P11" style:family="paragraph" style:parent-style-name="Title">
      <style:text-properties officeooo:rsid="005937c5" officeooo:paragraph-rsid="005937c5"/>
    </style:style>
    <style:style style:name="P12" style:family="paragraph" style:parent-style-name="Définition">
      <style:text-properties officeooo:rsid="00595b03" officeooo:paragraph-rsid="00595b03"/>
    </style:style>
    <style:style style:name="P13" style:family="paragraph" style:parent-style-name="Heading_20_1">
      <style:text-properties officeooo:rsid="0042f276" officeooo:paragraph-rsid="0042f276"/>
    </style:style>
    <style:style style:name="P14" style:family="paragraph" style:parent-style-name="Heading_20_1">
      <style:text-properties officeooo:rsid="00451530" officeooo:paragraph-rsid="00451530"/>
    </style:style>
    <style:style style:name="P15" style:family="paragraph" style:parent-style-name="Heading_20_1">
      <style:text-properties officeooo:rsid="005937c5" officeooo:paragraph-rsid="005937c5"/>
    </style:style>
    <style:style style:name="P16" style:family="paragraph" style:parent-style-name="Heading_20_2" style:list-style-name="Numbering_20_123"/>
    <style:style style:name="P17" style:family="paragraph" style:parent-style-name="Heading_20_2" style:list-style-name="Numbering_20_123">
      <style:text-properties officeooo:paragraph-rsid="004ecb68"/>
    </style:style>
    <style:style style:name="P18" style:family="paragraph" style:parent-style-name="Heading_20_2" style:list-style-name="Numbering_20_123">
      <style:text-properties officeooo:rsid="0042f276" officeooo:paragraph-rsid="0042f276"/>
    </style:style>
    <style:style style:name="P19" style:family="paragraph" style:parent-style-name="Heading_20_2">
      <style:text-properties officeooo:rsid="00595b03" officeooo:paragraph-rsid="00595b03"/>
    </style:style>
    <style:style style:name="P20" style:family="paragraph" style:parent-style-name="Heading_20_2">
      <style:text-properties officeooo:paragraph-rsid="00595b03"/>
    </style:style>
    <style:style style:name="P21" style:family="paragraph" style:parent-style-name="Heading_20_2" style:list-style-name="Numbering_20_123">
      <style:text-properties officeooo:rsid="00493398" officeooo:paragraph-rsid="00595b03"/>
    </style:style>
    <style:style style:name="P22" style:family="paragraph" style:parent-style-name="Text_20_body">
      <style:text-properties officeooo:rsid="005a6467" officeooo:paragraph-rsid="005a6467"/>
    </style:style>
    <style:style style:name="P23" style:family="paragraph" style:parent-style-name="Text_20_body">
      <style:text-properties officeooo:paragraph-rsid="005b2681"/>
    </style:style>
    <style:style style:name="P24" style:family="paragraph">
      <loext:graphic-properties draw:fill-color="#000000"/>
      <style:paragraph-properties fo:text-align="center"/>
    </style:style>
    <style:style style:name="T1" style:family="text">
      <style:text-properties officeooo:rsid="0042f276"/>
    </style:style>
    <style:style style:name="T2" style:family="text">
      <style:text-properties fo:color="#d89839" loext:opacity="100%" style:font-name="arial" fo:font-size="14pt" style:text-underline-style="solid" style:text-underline-width="auto" style:text-underline-color="font-color" fo:font-weight="normal" officeooo:rsid="0042f276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officeooo:rsid="0044bb8b"/>
    </style:style>
    <style:style style:name="T4" style:family="text">
      <style:text-properties officeooo:rsid="0046c9fd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color="#000000" loext:opacity="100%" fo:font-style="italic" officeooo:rsid="0048aee0" style:font-style-asian="italic" style:font-style-complex="italic"/>
    </style:style>
    <style:style style:name="T7" style:family="text">
      <style:text-properties officeooo:rsid="0048aee0"/>
    </style:style>
    <style:style style:name="T8" style:family="text">
      <style:text-properties officeooo:rsid="004bd3d8"/>
    </style:style>
    <style:style style:name="T9" style:family="text">
      <style:text-properties style:use-window-font-color="true" loext:opacity="0%" fo:font-style="italic" officeooo:rsid="004bd3d8" style:font-style-asian="italic" style:font-style-complex="italic"/>
    </style:style>
    <style:style style:name="T10" style:family="text">
      <style:text-properties officeooo:rsid="00515ea3"/>
    </style:style>
    <style:style style:name="T11" style:family="text">
      <style:text-properties officeooo:rsid="005937c5"/>
    </style:style>
    <style:style style:name="T12" style:family="text">
      <style:text-properties officeooo:rsid="00595b03"/>
    </style:style>
    <style:style style:name="T13" style:family="text">
      <style:text-properties officeooo:rsid="005a6467"/>
    </style:style>
    <style:style style:name="T14" style:family="text">
      <style:text-properties officeooo:rsid="005b2681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BLÈME D’ACTIVATION DE CAPTEURS <text:s/>POUR SURVEILLANCE DE ZONES</text:p>
      <text:p text:style-name="P1"><draw:line text:anchor-type="char" draw:z-index="0" draw:name="Ligne 1" draw:style-name="gr1" draw:text-style-name="P24" svg:x1="1.289cm" svg:y1="0.254cm" svg:x2="15.709cm" svg:y2="0.231cm"><text:p/></draw:line></text:p>
      <text:h text:style-name="P13" text:outline-level="1">Con<text:span text:style-name="T11">struction des heuristiques</text:span></text:h>
      <text:h text:style-name="P20" text:outline-level="2"><text:span text:style-name="T12">Glouton</text:span></text:h>
      <text:h text:style-name="P19" text:outline-level="2">Récursion avec une liste tabou</text:h>
      <text:p text:style-name="P12">Classique</text:p>
      <text:p text:style-name="P12">Tri croissant du nombre de zones couvertes par les capteurs</text:p>
      <text:p text:style-name="P12">Tri décroissant du nombre de zones couvertes par les capteurs</text:p>
      <text:list xml:id="list3245314329" text:style-name="Numbering_20_123">
        <text:list-item>
          <text:list>
            <text:list-header>
              <text:h text:style-name="P21" text:outline-level="2"/>
            </text:list-header>
          </text:list>
        </text:list-item>
      </text:list>
      <text:h text:style-name="P15" text:outline-level="1">Solutions obtenu<text:span text:style-name="T13">e</text:span>s</text:h>
      <text:p text:style-name="P22">Nb max fonction objectives / optimum obtenu</text:p>
      <text:p text:style-name="P22">nombre de configurations élémentaires</text:p>
      <text:p text:style-name="P22">tps d’execution ? </text:p>
      <text:h text:style-name="P15" text:outline-level="1">Analyse des résultats</text:h>
      <text:p text:style-name="Text_20_body"/>
      <text:p text:style-name="P23"><text:span text:style-name="T14">Quand n tend vers 1</text:span></text:p>
      <text:p text:style-name="P23">Quand n <text:span text:style-name="T14">tend vers +infin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arial" svg:font-family="arial" style:font-adornments="Gras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style:contextual-spacing="false" fo:line-height="115%" fo:text-indent="0cm" style:auto-text-indent="false"/>
      <style:text-properties fo:color="#263b46" loext:opacity="100%"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77021d" loext:opacity="100%" style:font-name="arial" fo:font-family="arial" style:font-style-name="Gras" style:font-family-generic="swiss" fo:font-size="22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color="#bc632e" loext:opacity="100%" style:font-name="arial" fo:font-family="arial" style:font-style-name="Gras" style:font-family-generic="swiss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style:contextual-spacing="false" fo:text-indent="0cm" style:auto-text-indent="false" text:number-lines="false" text:line-number="1"/>
      <style:text-properties fo:color="#d89839" loext:opacity="100%" style:font-name="arial" fo:font-family="arial" style:font-style-name="Gras" style:font-family-generic="swiss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style:contextual-spacing="false" fo:text-align="center" style:justify-single-word="false" fo:orphans="0" fo:widows="0" style:page-number="auto" text:number-lines="false" text:line-number="0">
        <style:tab-stops/>
      </style:paragraph-properties>
      <style:text-properties fo:color="#263b46" loext:opacity="100%"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dre" style:family="paragraph" style:parent-style-name="Text_20_body">
      <style:paragraph-properties fo:padding="0.349cm" fo:border="0.06pt solid #263b46"/>
      <style:text-properties officeooo:rsid="0017c5a4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éfinition" style:family="paragraph" style:parent-style-name="cadre" style:master-page-name="">
      <style:paragraph-properties fo:margin-top="0.199cm" fo:margin-bottom="0cm" style:contextual-spacing="false" style:page-number="auto" fo:padding="0.25cm" fo:border="none"/>
      <style:text-properties fo:color="#77021d" loext:opacity="100%" style:text-underline-style="solid" style:text-underline-width="auto" style:text-underline-color="font-color" fo:font-weight="bold" officeooo:rsid="001b1d52"/>
    </style:style>
    <style:style style:name="test" style:family="paragraph" style:parent-style-name="Heading_20_1" style:default-outline-level="" style:list-style-name="">
      <style:text-properties style:text-underline-style="solid" style:text-underline-width="auto" style:text-underline-color="font-color"/>
    </style:style>
    <style:style style:name="exemple" style:family="paragraph" style:parent-style-name="Text_20_body">
      <style:paragraph-properties fo:margin-top="0.199cm" fo:margin-bottom="0cm" style:contextual-spacing="false">
        <style:tab-stops/>
      </style:paragraph-properties>
      <style:text-properties style:text-underline-style="solid" style:text-underline-width="auto" style:text-underline-color="font-color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2%." style:num-prefix=" 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9:59:41.373236397</meta:creation-date>
    <meta:editing-duration>PT10M35S</meta:editing-duration>
    <meta:editing-cycles>4</meta:editing-cycles>
    <meta:generator>LibreOffice/7.3.7.2$Linux_X86_64 LibreOffice_project/30$Build-2</meta:generator>
    <dc:title>Rapport_projet</dc:title>
    <dc:date>2024-06-06T11:29:31.946603089</dc:date>
    <meta:document-statistic meta:table-count="0" meta:image-count="0" meta:object-count="0" meta:page-count="1" meta:paragraph-count="14" meta:word-count="72" meta:character-count="449" meta:non-whitespace-character-count="394"/>
    <meta:template xlink:type="simple" xlink:actuate="onRequest" xlink:title="Rapport_projet" xlink:href="../../../../../../../.config/libreoffice/4/user/template/Rapport_projet.ott" meta:date="2024-06-05T09:59:39.925517156"/>
  </office:meta>
</office:document-meta>
</file>